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'articolo esaminato, "UniFormaly: Towards Task-Agnostic Unified Framework for Visual Anomaly Detection," presenta un quadro universale e potente per la rilevazione di anomalie visive denominato UniFormaly. Questo approccio mira a superare le limitazioni degli approcci esistenti, che sono frammentati attraverso vari compiti di rilevazione di anomalie, adottando una prospettiva unificata che elimina la necessità di progettare e addestrare un modello specifico per ogni compito. UniFormaly enfatizza l'uso di rappresentazioni pre-addestrate in modo autodidattico per evitare l'apprendimento esplicito di normalità dalle immagini normali, promuovendo così un'approccio agnostico al compito che riduce il consumo di memoria e i costi di manutenzione.</text:p>
      <text:p text:style-name="Text_20_body"><text:span text:style-name="Strong_20_Emphasis">Caratteristiche Fondamentali:</text:span></text:p>
      <text:list text:style-name="L7">
        <text:list-item>
          <text:p text:style-name="P10"><text:span text:style-name="Strong_20_Emphasis">Struttura del Modello Predittivo:</text:span> Integra Back Patch Masking (BPM) e top k-ratio feature matching per realizzare una rilevazione di anomalie unificata. BPM elimina le regioni di sfondo irrilevanti utilizzando una mappa di auto-attenzione da ViTs auto-supervisionati, funzionando in modo agnostico al compito.</text:p>
        </text:list-item>
        <text:list-item>
          <text:p text:style-name="P10"><text:span text:style-name="Strong_20_Emphasis">Tecnica di Apprendimento Impiegata:</text:span> L'approccio si basa su rappresentazioni pre-addestrate in modo autodidattico, eliminando la necessità di apprendere la normalità dalle immagini normali e riducendo il consumo di memoria e i costi di manutenzione.</text:p>
        </text:list-item>
        <text:list-item>
          <text:p text:style-name="P10"><text:span text:style-name="Strong_20_Emphasis">Vantaggi rispetto ad altri approcci:</text:span> UniFormaly riesce a gestire vari compiti di rilevamento di anomalie in modo unificato, migliorando la generalità e l'efficacia del sistema. È meno sensibile alle distrazioni del segnale di sfondo grazie al BPM e supporta l'apprendimento in scenari low-shot.</text:p>
        </text:list-item>
        <text:list-item>
          <text:p text:style-name="P10"><text:span text:style-name="Strong_20_Emphasis">Etichettatura del Dataset per l'Addestramento:</text:span> Non è richiesta, poiché UniFormaly opera in modalità non supervisionata, addestrando il modello esclusivamente su esempi normali.</text:p>
        </text:list-item>
        <text:list-item>
          <text:p text:style-name="P10"><text:span text:style-name="Strong_20_Emphasis">Risultati:</text:span> UniFormaly dimostra risultati eccezionali su vari compiti e dataset, stabilendo nuovi benchmark nella rilevazione di anomalie, con un AUROC del 99.32% su MVTecAD e 97.6% su ImageNet-30.</text:p>
        </text:list-item>
        <text:list-item>
          <text:p text:style-name="P10"><text:span text:style-name="Strong_20_Emphasis">Dataset Addestrato/Testato:</text:span> La valutazione di UniFormaly è stata condotta su diversi benchmark, inclusi MVTecAD per la rilevazione di difetti, CIFAR-10 e CIFAR-100 per il rilevamento di anomalie semantiche, e Species-60 per la rilevazione di anomalie multi-classe.</text:p>
        </text:list-item>
      </text:list>
      <text:p text:style-name="Text_20_body">Questo studio offre una soluzione significativa alla rilevazione di anomalie visive, fornendo un sistema unificato che può gestire una vasta gamma di compiti di rilevazione di anomalie mantenendo elevate prestazioni e flessibilità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49:25.090000000</meta:creation-date>
    <dc:date>2024-03-17T20:12:02.766000000</dc:date>
    <meta:editing-duration>PT28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9" meta:word-count="343" meta:character-count="2502" meta:non-whitespace-character-count="2174"/>
  </office:meta>
</office:document-meta>
</file>